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svg:stroke-width="0.178cm" svg:stroke-color="#0000ff" draw:marker-start="Arrowheads_20_1" draw:marker-start-width="0.565cm" draw:marker-end="Arrowheads_20_1" draw:marker-end-width="0.565cm" draw:textarea-horizontal-align="center" draw:textarea-vertical-align="middle" fo:padding-top="0.212cm" fo:padding-bottom="0.212cm" fo:padding-left="0.337cm" fo:padding-right="0.337cm"/>
    </style:style>
    <style:style style:name="gr6" style:family="graphic" style:parent-style-name="standard">
      <style:graphic-properties draw:stroke="solid" svg:stroke-color="#000000" draw:fill="solid" draw:fill-color="#ff950e" fo:min-height="0.38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203cm" svg:stroke-color="#dc2300" draw:marker-start-width="0.503cm" draw:marker-end="Arrowheads_20_1" draw:marker-end-width="0.603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355e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355e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355e00" draw:marker-start="Arrowheads_20_1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right" draw:textarea-vertical-align="middle" fo:min-height="0.385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385cm"/>
    </style:style>
    <style:style style:name="gr17" style:family="graphic" style:parent-style-name="standard">
      <style:graphic-properties draw:stroke="none" svg:stroke-color="#000000" draw:fill="none" draw:fill-color="#ffffff" fo:min-height="0.258cm"/>
    </style:style>
    <style:style style:name="gr18" style:family="graphic" style:parent-style-name="standard">
      <style:graphic-properties draw:stroke="solid" svg:stroke-color="#000000" draw:fill="solid" draw:fill-color="#ffff99" fo:min-height="0.867cm"/>
    </style:style>
    <style:style style:name="gr19" style:family="graphic" style:parent-style-name="standard">
      <style:graphic-properties svg:stroke-width="0.102cm" svg:stroke-color="#800080" draw:marker-start="Arrowheads_20_1" draw:marker-start-width="0.452cm" draw:marker-end="Arrowheads_20_1" draw:marker-end-width="0.452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000000" draw:fill="solid" draw:fill-color="#99ccff" fo:min-height="0.385cm"/>
    </style:style>
    <style:style style:name="gr21" style:family="graphic" style:parent-style-name="standard">
      <style:graphic-properties svg:stroke-width="0.051cm" svg:stroke-color="#c90016" draw:marker-start-width="0.276cm" draw:marker-end="Arrowheads_20_1" draw:marker-end-width="0.37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8.255cm" svg:x="2.016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5.334cm" svg:height="2.667cm" svg:x="2.91cm" svg:y="7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6cm" svg:height="1.27cm" svg:x="4.556cm" svg:y="8.308cm">
          <text:p text:style-name="P1"><text:span text:style-name="T1">ELF</text:span></text:p>
          <text:p text:style-name="P1"><text:span text:style-name="T1">.debu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6.35cm" svg:height="2.921cm" svg:x="2.397cm" svg:y="2.57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0.725cm" svg:x="4.175cm" svg:y="2.688cm">
          <draw:text-box>
            <text:p text:style-name="P3"><text:span text:style-name="T1">OpenOCD</text:span></text:p>
          </draw:text-box>
        </draw:frame>
        <draw:connector draw:style-name="gr5" draw:text-style-name="P1" draw:layer="layout" svg:x1="5.577cm" svg:y1="7.165cm" svg:x2="5.572cm" svg:y2="5.499cm" draw:start-shape="id1" draw:start-glue-point="0" draw:end-shape="id2" draw:end-glue-point="2" svg:d="m5577 7165v-834h-5v-832">
          <text:p/>
        </draw:connector>
        <draw:frame draw:style-name="gr6" draw:text-style-name="P4" draw:layer="layout" svg:width="3.048cm" svg:height="1.039cm" svg:x="4.048cm" svg:y="7.164cm">
          <draw:text-box>
            <text:p text:style-name="P4"><text:span text:style-name="T2">Conexión TCP</text:span></text:p>
            <text:p text:style-name="P4"><text:span text:style-name="T2">localhost:2000</text:span></text:p>
          </draw:text-box>
        </draw:frame>
        <draw:custom-shape draw:style-name="gr7" draw:text-style-name="P5" draw:id="id3" draw:layer="layout" svg:width="1.524cm" svg:height="0.889cm" svg:x="7.223cm" svg:y="3.675cm">
          <text:p text:style-name="P1"><text:span text:style-name="T2">Puerto</text:span></text:p>
          <text:p text:style-name="P1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0.762cm" svg:x="4.321cm" svg:y="4.702cm">
          <text:p text:style-name="P1"><text:span text:style-name="T2">Puerto TCP</text:span></text:p>
          <text:p text:style-name="P1"><text:span text:style-name="T2">2000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id="id4" draw:layer="layout" svg:width="3.429cm" svg:height="3.048cm" svg:x="10.262cm" svg:y="2.604cm">
          <draw:glue-point draw:id="4" svg:x="-3.861cm" svg:y="4.914cm"/>
          <draw:glue-point draw:id="5" svg:x="-2.379cm" svg:y="4.914cm"/>
          <draw:glue-point draw:id="6" svg:x="-0.898cm" svg:y="4.914cm"/>
          <draw:glue-point draw:id="7" svg:x="0.583cm" svg:y="4.914cm"/>
          <draw:glue-point draw:id="8" svg:x="2.064cm" svg:y="4.914cm"/>
          <text:p text:style-name="P1"><text:span text:style-name="T1">Interfaz JTAG</text:span></text:p>
          <text:p text:style-name="P1"><text:span text:style-name="T3">FT22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line-skew="-0.063cm" svg:x1="8.747cm" svg:y1="4.119cm" svg:x2="10.262cm" svg:y2="4.128cm" draw:start-shape="id3" draw:start-glue-point="1" draw:end-shape="id4" draw:end-glue-point="3" svg:d="m8747 4119h694v9h821">
          <text:p/>
        </draw:connector>
        <draw:frame draw:style-name="gr4" draw:text-style-name="P3" draw:layer="layout" svg:width="1.143cm" svg:height="0.725cm" svg:x="8.112cm" svg:y="9.8cm">
          <draw:text-box>
            <text:p text:style-name="P3"><text:span text:style-name="T1">PC</text:span></text:p>
          </draw:text-box>
        </draw:frame>
        <draw:custom-shape draw:style-name="gr11" draw:text-style-name="P1" draw:id="id5" draw:layer="layout" svg:width="7.112cm" svg:height="3.175cm" svg:x="9.636cm" svg:y="7.328cm">
          <draw:glue-point draw:id="4" svg:x="-3.571cm" svg:y="-4.995cm"/>
          <draw:glue-point draw:id="5" svg:x="-2.857cm" svg:y="-4.995cm"/>
          <draw:glue-point draw:id="6" svg:x="-2.142cm" svg:y="-4.995cm"/>
          <draw:glue-point draw:id="7" svg:x="-1.428cm" svg:y="-4.995cm"/>
          <draw:glue-point draw:id="8" svg:x="-0.714cm" svg:y="-4.99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svg:x1="10.653cm" svg:y1="5.625cm" svg:x2="10.653cm" svg:y2="7.33cm" draw:start-shape="id4" draw:start-glue-point="4" draw:end-shape="id5" draw:end-glue-point="4" svg:d="m10653 5625v1705">
          <text:p/>
        </draw:connector>
        <draw:connector draw:style-name="gr13" draw:text-style-name="P1" draw:layer="layout" svg:x1="11.161cm" svg:y1="5.625cm" svg:x2="11.161cm" svg:y2="7.33cm" draw:start-shape="id4" draw:start-glue-point="5" draw:end-shape="id5" draw:end-glue-point="5" svg:d="m11161 5625v1705">
          <text:p/>
        </draw:connector>
        <draw:connector draw:style-name="gr13" draw:text-style-name="P1" draw:layer="layout" svg:x1="11.669cm" svg:y1="5.625cm" svg:x2="11.669cm" svg:y2="7.33cm" draw:start-shape="id4" draw:start-glue-point="6" draw:end-shape="id5" draw:end-glue-point="6" svg:d="m11669 5625v1705">
          <text:p/>
        </draw:connector>
        <draw:connector draw:style-name="gr13" draw:text-style-name="P1" draw:layer="layout" svg:x1="12.175cm" svg:y1="5.625cm" svg:x2="12.177cm" svg:y2="7.33cm" draw:start-shape="id4" draw:start-glue-point="7" draw:end-shape="id5" draw:end-glue-point="7" svg:d="m12175 5625v865h2v840">
          <text:p/>
        </draw:connector>
        <draw:connector draw:style-name="gr14" draw:text-style-name="P1" draw:layer="layout" svg:x1="12.683cm" svg:y1="5.625cm" svg:x2="12.685cm" svg:y2="7.33cm" draw:start-shape="id4" draw:start-glue-point="8" draw:end-shape="id5" draw:end-glue-point="8" svg:d="m12683 5625v865h2v840">
          <text:p/>
        </draw:connector>
        <draw:frame draw:style-name="gr15" draw:text-style-name="P8" draw:layer="layout" svg:width="1.143cm" svg:height="0.645cm" draw:transform="rotate (1.5707963267946) translate (10.157cm 7.052cm)">
          <draw:text-box>
            <text:p text:style-name="P8"><text:span text:style-name="T4">TDI</text:span></text:p>
          </draw:text-box>
        </draw:frame>
        <draw:frame draw:style-name="gr16" draw:text-style-name="P8" draw:layer="layout" svg:width="1.245cm" svg:height="1.039cm" draw:transform="rotate (1.5707963267946) translate (12.193cm 7.071cm)">
          <draw:text-box>
            <text:p text:style-name="P8"><text:span text:style-name="T4">TDO</text:span></text:p>
          </draw:text-box>
        </draw:frame>
        <draw:frame draw:style-name="gr16" draw:text-style-name="P8" draw:layer="layout" svg:width="1.269cm" svg:height="0.645cm" draw:transform="rotate (1.5707963267946) translate (10.668cm 7.022cm)">
          <draw:text-box>
            <text:p text:style-name="P8"><text:span text:style-name="T4">TMS</text:span></text:p>
          </draw:text-box>
        </draw:frame>
        <draw:frame draw:style-name="gr16" draw:text-style-name="P8" draw:layer="layout" svg:width="1.269cm" svg:height="0.645cm" draw:transform="rotate (1.5707963267946) translate (11.199cm 7.071cm)">
          <draw:text-box>
            <text:p text:style-name="P8"><text:span text:style-name="T4">TCK</text:span></text:p>
          </draw:text-box>
        </draw:frame>
        <draw:frame draw:style-name="gr16" draw:text-style-name="P8" draw:layer="layout" svg:width="1.65cm" svg:height="0.645cm" draw:transform="rotate (1.5707963267946) translate (11.639cm 7.276cm)">
          <draw:text-box>
            <text:p text:style-name="P8"><text:span text:style-name="T4">nTRST</text:span></text:p>
          </draw:text-box>
        </draw:frame>
        <draw:frame draw:style-name="gr17" draw:text-style-name="P3" draw:layer="layout" svg:width="1.397cm" svg:height="0.725cm" svg:x="15.351cm" svg:y="8.874cm">
          <draw:text-box>
            <text:p text:style-name="P3"><text:span text:style-name="T1">SoC</text:span></text:p>
          </draw:text-box>
        </draw:frame>
        <draw:custom-shape draw:style-name="gr8" draw:text-style-name="P5" draw:id="id6" draw:layer="layout" svg:width="2.921cm" svg:height="0.656cm" svg:x="10.144cm" svg:y="7.329cm">
          <text:p text:style-name="P1"><text:span text:style-name="T2">Puerto JTAG</text:span></text:p>
          <draw:enhanced-geometry svg:viewBox="0 0 21600 21600" draw:type="rectangle" draw:enhanced-path="M 0 0 L 21600 0 21600 21600 0 21600 0 0 Z N"/>
        </draw:custom-shape>
        <draw:frame draw:style-name="gr18" draw:text-style-name="P5" draw:id="id7" draw:layer="layout" svg:width="3.556cm" svg:height="1.117cm" svg:x="9.812cm" svg:y="9.227cm">
          <draw:text-box>
            <text:p text:style-name="P5"><text:span text:style-name="T2">In Circuit Emulation</text:span><text:span text:style-name="T5"> ICE</text:span></text:p>
          </draw:text-box>
        </draw:frame>
        <draw:connector draw:style-name="gr19" draw:text-style-name="P1" draw:layer="layout" svg:x1="11.604cm" svg:y1="7.985cm" svg:x2="11.59cm" svg:y2="9.227cm" draw:start-shape="id6" draw:start-glue-point="2" draw:end-shape="id7" draw:end-glue-point="0" svg:d="m11604 7985v621h-14v621">
          <text:p/>
        </draw:connector>
        <draw:frame draw:style-name="gr20" draw:text-style-name="P4" draw:id="id8" draw:layer="layout" svg:width="2.032cm" svg:height="0.645cm" svg:x="4.629cm" svg:y="3.81cm">
          <draw:text-box>
            <text:p text:style-name="P4"><text:span text:style-name="T2">libFTDI</text:span></text:p>
          </draw:text-box>
        </draw:frame>
        <draw:connector draw:style-name="gr21" draw:text-style-name="P1" draw:layer="layout" svg:x1="6.661cm" svg:y1="4.132cm" svg:x2="7.223cm" svg:y2="4.119cm" draw:start-shape="id8" draw:start-glue-point="1" draw:end-shape="id3" draw:end-glue-point="3" svg:d="m6661 4132h281v-13h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center" draw:textarea-vertical-align="top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5-20T07:07:47</meta:creation-date>
    <dc:date>2011-05-20T11:40:59</dc:date>
    <dc:creator>Carlos Camargo</dc:creator>
    <meta:editing-duration>PT04H33M16S</meta:editing-duration>
    <meta:editing-cycles>38</meta:editing-cycles>
    <meta:generator>OpenOffice.org/3.2$Linux OpenOffice.org_project/320m12$Build-9483</meta:generator>
    <meta:document-statistic meta:object-count="29"/>
  </office:meta>
</office:document-meta>
</file>